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5983b0" draw:textarea-horizontal-align="justify" draw:textarea-vertical-align="middle" draw:auto-grow-height="false" fo:min-height="1.508cm" fo:min-width="8.319cm"/>
    </style:style>
    <style:style style:name="gr2" style:family="graphic" style:parent-style-name="standard">
      <style:graphic-properties svg:stroke-color="#000000" draw:fill-color="#5983b0" draw:textarea-horizontal-align="justify" draw:textarea-vertical-align="middle" draw:auto-grow-height="false" fo:min-height="3.25cm" fo:min-width="5.5cm"/>
    </style:style>
    <style:style style:name="gr3" style:family="graphic" style:parent-style-name="standard">
      <style:graphic-properties svg:stroke-color="#000000" draw:textarea-horizontal-align="justify" draw:textarea-vertical-align="middle" draw:auto-grow-height="false" fo:min-height="12.312cm" fo:min-width="10.143cm"/>
    </style:style>
    <style:style style:name="gr4" style:family="graphic" style:parent-style-name="standard">
      <style:graphic-properties svg:stroke-color="#000000" draw:fill-color="#5983b0" draw:textarea-horizontal-align="justify" draw:textarea-vertical-align="middle" draw:auto-grow-height="false" fo:min-height="10.296cm" fo:min-width="2.577cm"/>
    </style:style>
    <style:style style:name="gr5" style:family="graphic" style:parent-style-name="standard">
      <style:graphic-properties svg:stroke-color="#000000" draw:fill-color="#5983b0" draw:textarea-horizontal-align="justify" draw:textarea-vertical-align="middle" draw:auto-grow-height="false" fo:min-height="4.25cm" fo:min-width="10.75cm"/>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svg:stroke-color="#000000" draw:fill-color="#b3cac7" draw:textarea-horizontal-align="justify" draw:textarea-vertical-align="middle" draw:auto-grow-height="false" fo:min-height="1.146cm" fo:min-width="0.634cm"/>
    </style:style>
    <style:style style:name="gr8" style:family="graphic" style:parent-style-name="standard">
      <style:graphic-properties svg:stroke-color="#000000" draw:fill-color="#b3cac7" draw:textarea-horizontal-align="justify" draw:textarea-vertical-align="middle" draw:auto-grow-height="false" fo:min-height="0.884cm" fo:min-width="0.722cm"/>
    </style:style>
    <style:style style:name="gr9" style:family="graphic" style:parent-style-name="standard">
      <style:graphic-properties svg:stroke-color="#000000" draw:fill-color="#355269" draw:textarea-horizontal-align="justify" draw:textarea-vertical-align="middle" draw:auto-grow-height="false" fo:min-height="0.712cm" fo:min-width="1.943cm"/>
    </style:style>
    <style:style style:name="gr10" style:family="graphic" style:parent-style-name="standard">
      <style:graphic-properties svg:stroke-color="#000000" draw:textarea-horizontal-align="justify" draw:textarea-vertical-align="middle" draw:auto-grow-height="false" fo:min-height="2cm" fo:min-width="1.75cm"/>
    </style:style>
    <style:style style:name="P1" style:family="paragraph">
      <loext:graphic-properties draw:fill-color="#5983b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b3cac7"/>
      <style:paragraph-properties fo:text-align="center"/>
    </style:style>
    <style:style style:name="P5" style:family="paragraph">
      <loext:graphic-properties draw:fill-color="#355269"/>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g>
          <draw:custom-shape draw:style-name="gr1" draw:text-style-name="P1" draw:layer="layout" svg:width="14.005cm" svg:height="2.792cm" svg:x="2.999cm" svg:y="3.708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6cm" svg:height="3.5cm" svg:x="7cm" svg:y="17.5cm">
            <text:p/>
            <draw:enhanced-geometry svg:viewBox="0 0 21600 21600" draw:type="rectangle" draw:enhanced-path="M 0 0 L 21600 0 21600 21600 0 21600 0 0 Z N"/>
          </draw:custom-shape>
          <draw:custom-shape draw:style-name="gr3" draw:text-style-name="P2" draw:layer="layout" svg:width="10.643cm" svg:height="12.562cm" svg:x="6.037cm" svg:y="6.292cm">
            <text:p/>
            <draw:enhanced-geometry svg:viewBox="0 0 21600 21600" draw:type="rectangle" draw:enhanced-path="M 0 0 L 21600 0 21600 21600 0 21600 0 0 Z N"/>
          </draw:custom-shape>
          <draw:custom-shape draw:style-name="gr4" draw:text-style-name="P1" draw:layer="layout" svg:width="4.885cm" svg:height="16.75cm" svg:x="13.364cm" svg:y="3.5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11.25cm" svg:height="4.5cm" svg:x="4.5cm" svg:y="20.75cm">
            <text:p/>
            <draw:enhanced-geometry svg:viewBox="0 0 21600 21600" draw:type="rectangle" draw:enhanced-path="M 0 0 L 21600 0 21600 21600 0 21600 0 0 Z N"/>
          </draw:custom-shape>
        </draw:g>
        <draw:path draw:style-name="gr6" draw:text-style-name="P3" draw:layer="layout" svg:width="6.079cm" svg:height="12.257cm" draw:transform="rotate (2.78414922278135) translate (3.93221042525421cm 19.6609938946254cm)" svg:viewBox="0 0 6080 12258" svg:d="M3168 12258c782-144 1591-205 2345-496 621-241 738-1101 321-1511-608-596-1400-179-2048 48-573 201-1148-251-1534-608-445-411-308-1198 131-1566 427-357 1041-392 1421-825 388-445 553-1174 178-1669-400-528-1157-403-1752-400-558 3-1332 210-1700-377-266-423-534-1080-16-1510 468-390 976-732 1355-1224 347-451 639-989 530-1630-104-611-776-534-1114-386l-679 212-458 128-148 56">
          <text:p/>
        </draw:path>
        <draw:path draw:style-name="gr6" draw:text-style-name="P3" draw:layer="layout" svg:width="8.354cm" svg:height="5.054cm" draw:transform="rotate (1.95215076835566) translate (16.9790709534021cm 26.0247735169924cm)" svg:viewBox="0 0 8355 5055" svg:d="M0 2c605-12 1218 24 1803 170 537 135 1088 270 1569 545 248 141 1534 539 843 975-621 392-1443 110-2119-127-528-184-1538-549-1694 87-122 496 738 656 1187 860 459 208 913 404 1363 631 435 221 923 323 1356 544 673 343 1422 505 2119 765 496 185 990 383 1510 477l418 126">
          <text:p/>
        </draw:path>
        <draw:path draw:style-name="gr6" draw:text-style-name="P3" draw:layer="layout" svg:width="15.874cm" svg:height="2.987cm" svg:x="3.041cm" svg:y="0.526cm" svg:viewBox="0 0 15875 2988" svg:d="M0 383c747 95 1803-780 2212-158 440 670-1830 1312-1304 1895 731 810 1860-995 2883-1066 374-26 2597-1445 1580 237-226 374-1760 2753 553 1145 1144-795 2479-1320 3830-1698 467-130 2081-1286 632 553-1353 1717 1813-95 2172 39 538 201 986-607 1540-710 597-111-1460 2923 395 1619l750-277 435-118 197-119">
          <text:p/>
        </draw:path>
        <draw:path draw:style-name="gr6" draw:text-style-name="P3" draw:layer="layout" svg:width="5.023cm" svg:height="13.403cm" draw:transform="rotate (-1.5707963267949) translate (16.404cm 22.976cm)" svg:viewBox="0 0 5024 13404" svg:d="M0 13268c923-37 1870-147 2765 79 1318 333 537-883 513-1303-58-991-396-1949-316-2962 55-694 8-1396 0-2093-7-644 26-1292-39-1935-47-458-105-920-79-1382 32-569-203-1138-119-1698 159-1053 802 224 869 593 118 657 201 1315 276 1974 53 472 94 943 79 1422-15 474 27 945 40 1421 16 606 344 1101 355 1698 24 1254 890-304 632-789-378-710-134-1605-158-2409-48-1565 0-3133 0-4700v-947l-39-237">
          <text:p/>
        </draw:path>
        <draw:path draw:style-name="gr6" draw:text-style-name="P3" draw:layer="layout" svg:width="1.496cm" svg:height="12.13cm" draw:transform="rotate (0.125838239068791) translate (17.5528194187424cm 4.40387940342711cm)" svg:viewBox="0 0 1497 12131" svg:d="M532 47c554-223 985 390 964 878-31 696-947 706-1124 1331-146 515 171 1035 591 1308 589 383 202 923-6 1314-224 419-668 769-684 1306-23 813 1105 629 894 1427-141 532-916 584-1128 1052-231 511 635 816 586 1347-40 437-176 891-7 1312l24 442 73 367">
          <text:p/>
        </draw:path>
        <draw:g>
          <draw:g>
            <draw:custom-shape draw:style-name="gr7" draw:text-style-name="P4" draw:layer="layout" svg:width="2.268cm" svg:height="2.792cm" svg:x="7.675cm" svg:y="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4" draw:layer="layout" svg:width="2.442cm" svg:height="2.268cm" svg:x="10.641cm" svg:y="9.52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5" draw:layer="layout" svg:width="4.885cm" svg:height="2.966cm" draw:transform="skewX (-0.00034906585039884) rotate (0.593237412752873) translate (7.5cm 13.651cm)">
              <text:p/>
              <draw:enhanced-geometry svg:viewBox="0 0 21600 21600" draw:glue-points="0 0 0 10800 0 21600 10800 21600 21600 21600 10800 10800" draw:text-areas="1900 12700 12700 19700" draw:type="right-triangle" draw:enhanced-path="M 0 0 L 21600 21600 0 21600 0 0 Z N"/>
            </draw:custom-shape>
          </draw:g>
          <draw:custom-shape draw:style-name="gr10" draw:text-style-name="P2" draw:layer="layout" svg:width="2.25cm" svg:height="2.25cm" svg:x="20.25cm" svg:y="12.36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02T08:29:56.851734279</meta:creation-date>
    <dc:date>2025-01-02T09:10:48.735743418</dc:date>
    <meta:editing-duration>PT30M41S</meta:editing-duration>
    <meta:editing-cycles>4</meta:editing-cycles>
    <meta:generator>LibreOffice/7.3.7.2$Linux_X86_64 LibreOffice_project/30$Build-2</meta:generator>
    <meta:document-statistic meta:object-count="17"/>
  </office:meta>
</office:document-meta>
</file>